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officeooo:paragraph-rsid="0018b24b"/>
    </style:style>
    <style:style style:name="P5" style:family="paragraph" style:parent-style-name="normal">
      <style:text-properties fo:font-size="13pt" style:font-size-asian="13pt" style:font-size-complex="13pt"/>
    </style:style>
    <style:style style:name="P6" style:family="paragraph" style:parent-style-name="normal">
      <style:paragraph-properties fo:line-height="115%"/>
    </style:style>
    <style:style style:name="P7" style:family="paragraph" style:parent-style-name="normal">
      <style:paragraph-properties fo:line-height="115%" fo:text-align="justify" style:justify-single-word="false"/>
      <style:text-properties officeooo:rsid="0018b24b" officeooo:paragraph-rsid="0018b24b"/>
    </style:style>
    <style:style style:name="P8" style:family="paragraph" style:parent-style-name="normal">
      <style:text-properties officeooo:rsid="0018b24b" officeooo:paragraph-rsid="0018b24b"/>
    </style:style>
    <style:style style:name="P9" style:family="paragraph" style:parent-style-name="normal" style:list-style-name="WWNum1">
      <style:paragraph-properties fo:margin-left="1.27cm" fo:margin-right="0cm" fo:text-indent="-0.635cm" style:auto-text-indent="false"/>
      <style:text-properties officeooo:rsid="0019f480" officeooo:paragraph-rsid="0019f480"/>
    </style:style>
    <style:style style:name="P10" style:family="paragraph" style:parent-style-name="normal">
      <style:paragraph-properties fo:margin-left="0cm" fo:margin-right="0cm" fo:text-indent="0cm" style:auto-text-indent="false"/>
    </style:style>
    <style:style style:name="P11" style:family="paragraph" style:parent-style-name="normal" style:master-page-name="Standard">
      <style:paragraph-properties fo:text-align="center" style:justify-single-word="false" style:page-number="1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fo:font-weight="bold" officeooo:rsid="0018b24b" style:font-size-asian="13pt" style:font-weight-asian="bold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8b24b" style:font-weight-asian="bold"/>
    </style:style>
    <style:style style:name="T6" style:family="text">
      <style:text-properties fo:color="#1155cc" loext:opacity="100%" style:text-underline-style="solid" style:text-underline-width="auto" style:text-underline-color="font-color" officeooo:rsid="0018b24b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T9" style:family="text">
      <style:text-properties officeooo:rsid="0019f480"/>
    </style:style>
    <style:style style:name="T10" style:family="text">
      <style:text-properties officeooo:rsid="001a46cb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LIVIA MEURER</text:span></text:p>
      <text:p text:style-name="P3"><text:span text:style-name="T4">(</text:span><text:span text:style-name="T5">046</text:span><text:span text:style-name="T4">) 11111-1111</text:span></text:p>
      <text:p text:style-name="P4"><text:span text:style-name="T6">livia.meurer@escola.pr.gov.br</text:span></text:p>
      <text:p text:style-name="P3"><text:span text:style-name="T4">Linkedin:</text:span> @seuperfil (se tiver)</text:p>
      <text:p text:style-name="normal"><draw:rect text:anchor-type="as-char" style:rel-width="100%" draw:z-index="0" draw:style-name="gr1" draw:text-style-name="P12" svg:width="16.511cm" svg:height="0.054cm"><text:p/></draw:rect></text:p>
      <text:p text:style-name="P5"/>
      <text:p text:style-name="P6"><text:span text:style-name="T7">OBJETIVO</text:span></text:p>
      <text:p text:style-name="P7">Atuar como dubladora profissional.</text:p>
      <text:p text:style-name="P7">Já fiz algumas fandublagens, tanto minhas quanto participando na de outras pessoas.</text:p>
      <text:p text:style-name="P7">Imitar personagens e fazer vozes diferentes é uma coisa que faça dos de pequena, é uma coisa que acho que sei fazer bem.</text:p>
      <text:p text:style-name="P6"/>
      <text:p text:style-name="normal"/>
      <text:p text:style-name="normal"><text:span text:style-name="T7">FORMAÇÃO ACADÊMICA</text:span></text:p>
      <text:p text:style-name="P8">Ensino médio - Colégio estadual Padre Reus (2023).</text:p>
      <text:p text:style-name="P8">(cursando).</text:p>
      <text:p text:style-name="normal"/>
      <text:p text:style-name="normal"/>
      <text:p text:style-name="normal"><text:span text:style-name="T7">PROJETOS </text:span></text:p>
      <text:p text:style-name="P1">Desenvolvimento de um site de Portfólio</text:p>
      <text:p text:style-name="P2"><text:span text:style-name="T8">Descrição: O objetivo deste projeto foi criar um site de portfólio para que fosse possível exibir os projetos criados e disponibilizados no GitHub por meio de um site personalizado.Utilizei HTML, CSS e JavaScript para criar um layout criativo e moderno. O maior desafio foi garantir que o layout do site fosse responsivo para que pudesse ser acessado em qualquer tipo de dispositivo.</text:span></text:p>
      <text:p text:style-name="normal"/>
      <text:p text:style-name="normal"><text:span text:style-name="T7">TECNOLOGIAS </text:span></text:p>
      <text:list xml:id="list250337584" text:style-name="WWNum1">
        <text:list-item>
          <text:p text:style-name="P9">linguagem</text:p>
        </text:list-item>
      </text:list>
      <text:p text:style-name="P10"/>
      <text:p text:style-name="P10"><text:span text:style-name="T7">CURSOS | CERTIFICAÇÕES</text:span></text:p>
      <text:p text:style-name="P10"><text:span text:style-name="T9">Inglês</text:span> - <text:span text:style-name="T9">Jumper</text:span> - (<text:span text:style-name="T9">2020</text:span> – <text:span text:style-name="T9">cursando / 2024</text:span>)</text:p>
      <text:p text:style-name="P10"/>
      <text:p text:style-name="P10"><text:span text:style-name="T7">IDIOMAS</text:span></text:p>
      <text:p text:style-name="P10"><text:span text:style-name="T10">Inglês básico, intermediário e cursando o avançado.</text:span></text:p>
      <text:p text:style-name="P10"><text:span text:style-name="T4">Idioma</text:span> - <text:span text:style-name="T10">Jumper</text:span> (<text:span text:style-name="T10">2020</text:span> - <text:span text:style-name="T10">2024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08:53:09.716335475</dc:date>
    <meta:editing-duration>PT8M34S</meta:editing-duration>
    <meta:editing-cycles>1</meta:editing-cycles>
    <meta:generator>LibreOffice/7.0.6.2$Linux_X86_64 LibreOffice_project/144abb84a525d8e30c9dbbefa69cbbf2d8d4ae3b</meta:generator>
    <meta:document-statistic meta:table-count="0" meta:image-count="0" meta:object-count="0" meta:page-count="1" meta:paragraph-count="22" meta:word-count="157" meta:character-count="1016" meta:non-whitespace-character-count="878"/>
  </office:meta>
</office:document-meta>
</file>